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draw:fill-color="#ffffff" draw:textarea-vertical-align="middle"/>
    </style:style>
    <style:style style:name="gr5" style:family="graphic" style:parent-style-name="standard">
      <style:graphic-properties svg:stroke-color="#ffffff" draw:fill-color="#ffffff" draw:textarea-vertical-align="middle"/>
    </style:style>
    <style:style style:name="gr6" style:family="graphic" style:parent-style-name="standard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7" style:family="graphic" style:parent-style-name="objectwithoutfill">
      <style:graphic-properties svg:stroke-width="0.4cm" svg:stroke-color="#ffffff" draw:marker-start="" draw:marker-start-width="1.4cm" draw:marker-end="" draw:marker-end-width="1.4cm" svg:stroke-linecap="round" draw:fill="none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1.2cm" svg:stroke-color="#0066ff" draw:marker-start-width="3.8cm" draw:marker-end-width="3.8cm" draw:fill="none" draw:textarea-vertical-align="middle" fo:padding-top="0.725cm" fo:padding-bottom="0.725cm" fo:padding-left="0.85cm" fo:padding-right="0.85cm"/>
    </style:style>
    <style:style style:name="gr10" style:family="graphic" style:parent-style-name="standard">
      <style:graphic-properties draw:stroke="none" svg:stroke-color="#000000" draw:fill="none" draw:fill-color="#ffffff" fo:min-height="4.65cm"/>
    </style:style>
    <style:style style:name="gr11" style:family="graphic" style:parent-style-name="standard">
      <style:graphic-properties draw:stroke="none" draw:fill="solid" draw:fill-color="#ffff66" draw:textarea-vertical-align="middle" fo:min-height="1.85cm"/>
    </style:style>
    <style:style style:name="gr1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2.53cm"/>
    </style:style>
    <style:style style:name="gr14" style:family="graphic" style:parent-style-name="standard">
      <style:graphic-properties draw:stroke="none" svg:stroke-color="#000000" draw:fill="none" draw:fill-color="#ffffff" fo:min-height="21.75cm"/>
    </style:style>
    <style:style style:name="P1" style:family="paragraph">
      <style:paragraph-properties fo:text-align="center"/>
    </style:style>
    <style:style style:name="P2" style:family="paragraph">
      <style:paragraph-properties fo:line-height="120%" fo:text-align="center"/>
      <style:text-properties fo:font-family="HGP創英角ﾎﾟｯﾌﾟ体" style:font-family-generic="modern" style:font-pitch="variable" fo:font-size="66pt" fo:letter-spacing="0.529cm" style:text-underline-style="none" style:font-family-asian="HGP創英角ﾎﾟｯﾌﾟ体" style:font-family-generic-asian="modern" style:font-pitch-asian="variable" style:font-size-asian="66pt" style:font-size-complex="66pt"/>
    </style:style>
    <style:style style:name="P3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4" style:family="paragraph">
      <style:text-properties fo:font-family="HGS創英角ﾎﾟｯﾌﾟ体" style:font-family-generic="modern" style:font-pitch="variable" fo:font-size="36pt" style:font-family-asian="HGS創英角ﾎﾟｯﾌﾟ体" style:font-family-generic-asian="modern" style:font-pitch-asian="variable" style:font-size-asian="36pt" style:font-size-complex="36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family="HGP創英角ﾎﾟｯﾌﾟ体" style:font-family-generic="modern" style:font-pitch="variable" fo:font-size="66pt" fo:letter-spacing="0.529cm" style:text-underline-style="none" style:font-family-asian="HGP創英角ﾎﾟｯﾌﾟ体" style:font-family-generic-asian="modern" style:font-pitch-asian="variable" style:font-size-asian="66pt" style:font-size-complex="66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family="HGS創英角ﾎﾟｯﾌﾟ体" style:font-family-generic="modern" style:font-pitch="variable" fo:font-size="36pt" style:font-family-asian="HGS創英角ﾎﾟｯﾌﾟ体" style:font-family-generic-asian="modern" style:font-pitch-asian="variable" style:font-size-asian="36pt" style:font-size-complex="3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2cm" svg:height="1.7cm" svg:x="5.4cm" svg:y="8.7cm">
          <text:p/>
          <draw:enhanced-geometry svg:viewBox="0 0 21600 21600" draw:path-stretchpoint-x="10800" draw:path-stretchpoint-y="10800" draw:text-areas="?f3 ?f4 ?f5 ?f6" draw:type="round-rectangle" draw:modifiers="1281.698938163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cm" svg:height="5.5cm" svg:x="3cm" svg:y="10cm">
          <text:p/>
          <draw:enhanced-geometry svg:viewBox="0 0 21600 21600" draw:path-stretchpoint-x="10800" draw:path-stretchpoint-y="10800" draw:text-areas="?f3 ?f4 ?f5 ?f6" draw:type="round-rectangle" draw:modifiers="1803.29945009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1" draw:layer="layout" svg:width="3.8cm" svg:height="3.8cm" svg:x="5.1cm" svg:y="10.9cm">
          <text:p/>
        </draw:circle>
        <draw:circle draw:style-name="gr4" draw:text-style-name="P1" draw:layer="layout" svg:width="0.7cm" svg:height="0.7cm" svg:x="7.3cm" svg:y="11.7cm">
          <text:p/>
        </draw:circle>
        <draw:rect draw:style-name="gr5" draw:text-style-name="P1" draw:layer="layout" svg:width="2.4cm" svg:height="0.7cm" svg:x="5.8cm" svg:y="9cm">
          <text:p/>
        </draw:rect>
        <draw:custom-shape draw:style-name="gr2" draw:text-style-name="P1" draw:layer="layout" svg:width="6cm" svg:height="10cm" svg:x="11.8cm" svg:y="5.5cm">
          <text:p/>
          <draw:enhanced-geometry svg:viewBox="0 0 21600 21600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6" draw:text-style-name="P1" draw:layer="layout" svg:width="1.4cm" svg:height="1.4cm" svg:x="12.5cm" svg:y="6.2cm">
          <text:p/>
        </draw:circle>
        <draw:line draw:style-name="gr7" draw:text-style-name="P1" draw:layer="layout" svg:x1="14.7cm" svg:y1="6.9cm" svg:x2="16.8cm" svg:y2="6.9cm">
          <text:p/>
        </draw:line>
        <draw:custom-shape draw:style-name="gr8" draw:text-style-name="P1" draw:layer="layout" svg:width="1cm" svg:height="1cm" svg:x="14.3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4.5cm" svg:y1="11.5cm" svg:x2="14.5cm" svg:y2="10.9cm">
          <text:p/>
        </draw:line>
        <draw:line draw:style-name="gr7" draw:text-style-name="P1" draw:layer="layout" svg:x1="15.1cm" svg:y1="11.5cm" svg:x2="15.1cm" svg:y2="10.9cm">
          <text:p/>
        </draw:line>
        <draw:circle draw:style-name="gr9" draw:text-style-name="P1" draw:layer="layout" svg:width="17cm" svg:height="17cm" svg:x="2cm" svg:y="2.1cm">
          <text:p/>
        </draw:circle>
        <draw:frame draw:style-name="gr10" draw:text-style-name="P2" draw:layer="layout" svg:width="20.8cm" svg:height="5.372cm" svg:x="0.1cm" svg:y="21cm">
          <draw:text-box>
            <text:p text:style-name="P2"><text:span text:style-name="T1">写真撮影</text:span><text:span text:style-name="T1">OK</text:span></text:p>
            <text:p text:style-name="P2"><text:span text:style-name="T1">SNS</text:span><text:span text:style-name="T1">投稿</text:span><text:span text:style-name="T1">OK</text:span></text:p>
          </draw:text-box>
        </draw:frame>
        <draw:frame draw:style-name="gr11" draw:text-style-name="P3" draw:layer="layout" svg:width="20.8cm" svg:height="2.1cm" svg:x="0.1cm" svg:y="26.6cm">
          <draw:text-box>
            <text:p text:style-name="P3"><text:span text:style-name="T2">※</text:span><text:span text:style-name="T2">周囲の人物が無許可で写らないようご配慮願います※</text:span></text:p>
          </draw:text-box>
        </draw:frame>
        <draw:circle draw:style-name="gr4" draw:text-style-name="P1" draw:layer="layout" svg:width="0.3cm" svg:height="0.3cm" svg:x="13.3cm" svg:y="6.5cm">
          <text:p/>
        </draw:circle>
        <draw:line draw:style-name="gr12" draw:text-style-name="P1" draw:layer="layout" svg:x1="2cm" svg:y1="23.5cm" svg:x2="19cm" svg:y2="23.5cm">
          <text:p/>
        </draw:line>
        <draw:line draw:style-name="gr12" draw:text-style-name="P1" draw:layer="layout" svg:x1="2cm" svg:y1="26.3cm" svg:x2="19cm" svg:y2="26.3cm">
          <text:p/>
        </draw:line>
        <draw:frame draw:style-name="gr13" draw:text-style-name="P4" draw:layer="layout" svg:width="10.1cm" svg:height="2.78cm" svg:x="0.8cm" svg:y="19.4cm">
          <draw:text-box>
            <text:p text:style-name="P4"><text:span text:style-name="T3">このブース内は</text:span></text:p>
          </draw:text-box>
        </draw:frame>
      </draw:page>
      <draw:page draw:name="page2" draw:style-name="dp1" draw:master-page-name="標準">
        <draw:frame draw:style-name="gr14" draw:text-style-name="P5" draw:layer="layout" svg:width="19cm" svg:height="22cm" svg:x="1cm" svg:y="2cm">
          <draw:text-box>
            <text:p text:style-name="P5"><text:span text:style-name="T4">著作権フリー 撮影</text:span><text:span text:style-name="T4">OK</text:span><text:span text:style-name="T4">標識</text:span></text:p>
            <text:p text:style-name="P5"><text:span text:style-name="T4"/></text:p>
            <text:p text:style-name="P5"><text:span text:style-name="T4">同人イベントや作品展示等々に便利な標識です。</text:span></text:p>
            <text:p text:style-name="P5"><text:span text:style-name="T4"/></text:p>
            <text:p text:style-name="P5"><text:span text:style-name="T4">いちいちクソみたいな素材サイト探すのが面倒なので作りました。</text:span></text:p>
            <text:p text:style-name="P5"><text:span text:style-name="T4"/></text:p>
            <text:p text:style-name="P5"><text:span text:style-name="T4">利用規約は簡単です。</text:span></text:p>
            <text:p text:style-name="P5"><text:span text:style-name="T4">個人利用、商用利用、加工、分解、全ての利用を許可します。</text:span></text:p>
            <text:p text:style-name="P5"><text:span text:style-name="T4">ご自由にご利用ください。</text:span></text:p>
            <text:p text:style-name="P5"><text:span text:style-name="T4"/></text:p>
            <text:p text:style-name="P5"><text:span text:style-name="T4"/></text:p>
            <text:p text:style-name="P5"><text:span text:style-name="T4">OpenOffice Draw</text:span><text:span text:style-name="T4">で編集できます。</text:span></text:p>
            <text:p text:style-name="P5"><text:span text:style-name="T4"/></text:p>
            <text:p text:style-name="P5"><text:span text:style-name="T4">このデータを利用して作成された新たなデータも同様にライセンスフリーで公開される事を望みます。但し、やむを得ない場合を制限するものではありません。</text:span></text:p>
            <text:p text:style-name="P5"><text:span text:style-name="T4"/></text:p>
            <text:p text:style-name="P5"><text:span text:style-name="T4"/></text:p>
            <text:p text:style-name="P5"><text:span text:style-name="T4">秋葉原無線部 </text:span><text:span text:style-name="T4">Daisuke JA1UMW</text:span></text:p>
            <text:p text:style-name="P5"><text:span text:style-name="T4"/></text:p>
            <text:p text:style-name="P5"><text:span text:style-name="T4">http://cqakiba.tokyo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bayashi Daisuke</meta:initial-creator>
    <meta:creation-date>2022-05-03T01:06:19.28</meta:creation-date>
    <dc:date>2022-05-03T04:08:57.76</dc:date>
    <dc:creator>Kobayashi Daisuke</dc:creator>
    <meta:editing-duration>PT2H1M16S</meta:editing-duration>
    <meta:editing-cycles>7</meta:editing-cycles>
    <meta:generator>OpenOffice/4.1.5$Win32 OpenOffice.org_project/415m1$Build-9789</meta:generator>
    <meta:printed-by>Kobayashi Daisuke</meta:printed-by>
    <meta:print-date>2022-05-03T02:36:05.37</meta:print-date>
    <meta:document-statistic meta:object-count="19"/>
  </office:meta>
</office:document-meta>
</file>